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1000011AC0000077190ADDC39.svg" manifest:media-type=""/>
  <manifest:file-entry manifest:full-path="Pictures/200000010000386E000036435C865865.svg" manifest:media-type=""/>
  <manifest:file-entry manifest:full-path="Pictures/2000000100002025000026F76F9479A4.svg" manifest:media-type=""/>
  <manifest:file-entry manifest:full-path="Pictures/2000000100002162000019BCA22FAC35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-width="0.279cm" svg:stroke-opacity="100%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cc99" draw:opacity="20%" draw:textarea-horizontal-align="justify" draw:textarea-vertical-align="middle" draw:auto-grow-height="false" draw:shadow-opacity="20%"/>
    </style:style>
    <style:style style:name="gr4" style:family="graphic" style:parent-style-name="standard">
      <style:graphic-properties draw:stroke="none" svg:stroke-color="#000000" draw:fill="none" draw:fill-color="#ffffff" fo:min-height="0.127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51cm" draw:marker-start-width="0.279cm" draw:marker-end="Symmetric_20_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cm" svg:y1="18.272cm" svg:x2="4.683cm" svg:y2="16.621cm">
          <text:p/>
        </draw:line>
        <draw:line draw:style-name="gr1" draw:text-style-name="P1" draw:layer="layout" svg:x1="13.863cm" svg:y1="18.146cm" svg:x2="13.863cm" svg:y2="17.003cm">
          <text:p/>
        </draw:line>
        <draw:frame draw:style-name="gr2" draw:text-style-name="P1" draw:layer="layout" svg:width="8.545cm" svg:height="6.587cm" svg:x="0.873cm" svg:y="11.05cm">
          <draw:image xlink:href="Pictures/2000000100002162000019BCA22FAC35.svg" xlink:type="simple" xlink:show="embed" xlink:actuate="onLoad">
            <text:p/>
          </draw:image>
        </draw:frame>
        <draw:frame draw:style-name="gr2" draw:text-style-name="P1" draw:layer="layout" svg:width="1.016cm" svg:height="1.27cm" svg:x="6.334cm" svg:y="14.335cm">
          <draw:image xlink:href="Pictures/2000000100002025000026F76F9479A4.svg" xlink:type="simple" xlink:show="embed" xlink:actuate="onLoad">
            <text:p/>
          </draw:image>
        </draw:frame>
        <draw:frame draw:style-name="gr2" draw:text-style-name="P1" draw:layer="layout" svg:width="1.016cm" svg:height="1.27cm" svg:x="2.651cm" svg:y="13.7cm">
          <draw:image xlink:href="Pictures/2000000100002025000026F76F9479A4.svg" xlink:type="simple" xlink:show="embed" xlink:actuate="onLoad">
            <text:p/>
          </draw:image>
        </draw:frame>
        <draw:frame draw:style-name="gr2" draw:text-style-name="P1" draw:layer="layout" svg:width="1.016cm" svg:height="1.27cm" svg:x="3.667cm" svg:y="12.049cm">
          <draw:image xlink:href="Pictures/2000000100002025000026F76F9479A4.svg" xlink:type="simple" xlink:show="embed" xlink:actuate="onLoad">
            <text:p/>
          </draw:image>
        </draw:frame>
        <draw:frame draw:style-name="gr2" draw:text-style-name="P1" draw:layer="layout" svg:width="1.016cm" svg:height="1.27cm" svg:x="6.207cm" svg:y="12.43cm">
          <draw:image xlink:href="Pictures/2000000100002025000026F76F9479A4.svg" xlink:type="simple" xlink:show="embed" xlink:actuate="onLoad">
            <text:p/>
          </draw:image>
        </draw:frame>
        <draw:frame draw:style-name="gr2" draw:text-style-name="P1" draw:layer="layout" svg:width="8.545cm" svg:height="6.587cm" svg:x="18.816cm" svg:y="11.051cm">
          <draw:image xlink:href="Pictures/2000000100002162000019BCA22FAC35.svg" xlink:type="simple" xlink:show="embed" xlink:actuate="onLoad">
            <text:p/>
          </draw:image>
        </draw:frame>
        <draw:frame draw:style-name="gr2" draw:text-style-name="P1" draw:layer="layout" svg:width="1.016cm" svg:height="1.27cm" svg:x="24.495cm" svg:y="14.335cm">
          <draw:image xlink:href="Pictures/2000000100002025000026F76F9479A4.svg" xlink:type="simple" xlink:show="embed" xlink:actuate="onLoad">
            <text:p/>
          </draw:image>
        </draw:frame>
        <draw:frame draw:style-name="gr2" draw:text-style-name="P1" draw:layer="layout" svg:width="1.016cm" svg:height="1.27cm" svg:x="20.594cm" svg:y="13.701cm">
          <draw:image xlink:href="Pictures/2000000100002025000026F76F9479A4.svg" xlink:type="simple" xlink:show="embed" xlink:actuate="onLoad">
            <text:p/>
          </draw:image>
        </draw:frame>
        <draw:frame draw:style-name="gr2" draw:text-style-name="P1" draw:layer="layout" svg:width="1.016cm" svg:height="1.27cm" svg:x="21.61cm" svg:y="12.05cm">
          <draw:image xlink:href="Pictures/2000000100002025000026F76F9479A4.svg" xlink:type="simple" xlink:show="embed" xlink:actuate="onLoad">
            <text:p/>
          </draw:image>
        </draw:frame>
        <draw:frame draw:style-name="gr2" draw:text-style-name="P1" draw:layer="layout" svg:width="1.016cm" svg:height="1.27cm" svg:x="24.15cm" svg:y="12.431cm">
          <draw:image xlink:href="Pictures/2000000100002025000026F76F9479A4.svg" xlink:type="simple" xlink:show="embed" xlink:actuate="onLoad">
            <text:p/>
          </draw:image>
        </draw:frame>
        <draw:frame draw:style-name="gr2" draw:text-style-name="P1" draw:layer="layout" svg:width="8.545cm" svg:height="6.587cm" svg:x="9.89cm" svg:y="11.051cm">
          <draw:image xlink:href="Pictures/2000000100002162000019BCA22FAC35.svg" xlink:type="simple" xlink:show="embed" xlink:actuate="onLoad">
            <text:p/>
          </draw:image>
        </draw:frame>
        <draw:frame draw:style-name="gr2" draw:text-style-name="P1" draw:layer="layout" svg:width="1.016cm" svg:height="1.27cm" svg:x="15.605cm" svg:y="14.335cm">
          <draw:image xlink:href="Pictures/2000000100002025000026F76F9479A4.svg" xlink:type="simple" xlink:show="embed" xlink:actuate="onLoad">
            <text:p/>
          </draw:image>
        </draw:frame>
        <draw:frame draw:style-name="gr2" draw:text-style-name="P1" draw:layer="layout" svg:width="1.016cm" svg:height="1.27cm" svg:x="11.668cm" svg:y="13.701cm">
          <draw:image xlink:href="Pictures/2000000100002025000026F76F9479A4.svg" xlink:type="simple" xlink:show="embed" xlink:actuate="onLoad">
            <text:p/>
          </draw:image>
        </draw:frame>
        <draw:frame draw:style-name="gr2" draw:text-style-name="P1" draw:layer="layout" svg:width="1.016cm" svg:height="1.27cm" svg:x="12.684cm" svg:y="12.05cm">
          <draw:image xlink:href="Pictures/2000000100002025000026F76F9479A4.svg" xlink:type="simple" xlink:show="embed" xlink:actuate="onLoad">
            <text:p/>
          </draw:image>
        </draw:frame>
        <draw:frame draw:style-name="gr2" draw:text-style-name="P1" draw:layer="layout" svg:width="1.016cm" svg:height="1.27cm" svg:x="15.224cm" svg:y="12.431cm">
          <draw:image xlink:href="Pictures/2000000100002025000026F76F9479A4.svg" xlink:type="simple" xlink:show="embed" xlink:actuate="onLoad">
            <text:p/>
          </draw:image>
        </draw:frame>
        <draw:custom-shape draw:style-name="gr3" draw:text-style-name="P1" draw:layer="layout" svg:width="19.939cm" svg:height="1.524cm" svg:x="3.921cm" svg:y="15.73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016cm" svg:height="1.27cm" svg:x="13.446cm" svg:y="15.986cm">
          <draw:image xlink:href="Pictures/2000000100002025000026F76F9479A4.svg" xlink:type="simple" xlink:show="embed" xlink:actuate="onLoad">
            <text:p/>
          </draw:image>
        </draw:frame>
        <draw:frame draw:style-name="gr4" draw:layer="layout" svg:width="2.032cm" svg:height="0.962cm" svg:x="19.415cm" svg:y="10.96cm">
          <draw:text-box>
            <text:p>LON</text:p>
          </draw:text-box>
        </draw:frame>
        <draw:frame draw:style-name="gr5" draw:layer="layout" svg:width="2.032cm" svg:height="0.962cm" svg:x="10.398cm" svg:y="10.906cm">
          <draw:text-box>
            <text:p>BOS</text:p>
          </draw:text-box>
        </draw:frame>
        <draw:frame draw:style-name="gr4" draw:layer="layout" svg:width="2.032cm" svg:height="0.962cm" svg:x="1.889cm" svg:y="10.779cm">
          <draw:text-box>
            <text:p>SFO</text:p>
          </draw:text-box>
        </draw:frame>
        <draw:line draw:style-name="gr1" draw:text-style-name="P1" draw:layer="layout" svg:x1="4.719cm" svg:y1="18.272cm" svg:x2="23.261cm" svg:y2="18.145cm">
          <text:p/>
        </draw:line>
        <draw:frame draw:style-name="gr6" draw:layer="layout" svg:width="4.828cm" svg:height="0.962cm" svg:x="11.45cm" svg:y="18.199cm">
          <draw:text-box>
            <text:p>Replication bus</text:p>
          </draw:text-box>
        </draw:frame>
        <draw:line draw:style-name="gr1" draw:text-style-name="P1" draw:layer="layout" svg:x1="23.225cm" svg:y1="18.145cm" svg:x2="23.225cm" svg:y2="17.002cm">
          <text:p/>
        </draw:line>
        <draw:frame draw:style-name="gr2" draw:text-style-name="P1" xml:id="id2" draw:id="id2" draw:layer="layout" svg:width="1.397cm" svg:height="1.524cm" svg:x="10.906cm" svg:y="2.143cm">
          <draw:image xlink:href="Pictures/200000010000386E000036435C865865.svg" xlink:type="simple" xlink:show="embed" xlink:actuate="onLoad">
            <text:p/>
          </draw:image>
        </draw:frame>
        <draw:frame draw:style-name="gr2" draw:text-style-name="P1" xml:id="id3" draw:id="id3" draw:layer="layout" svg:width="1.397cm" svg:height="1.524cm" svg:x="12.557cm" svg:y="2.143cm">
          <draw:image xlink:href="Pictures/200000010000386E000036435C865865.svg" xlink:type="simple" xlink:show="embed" xlink:actuate="onLoad">
            <text:p/>
          </draw:image>
        </draw:frame>
        <draw:frame draw:style-name="gr2" draw:text-style-name="P1" xml:id="id4" draw:id="id4" draw:layer="layout" svg:width="1.397cm" svg:height="1.524cm" svg:x="14.462cm" svg:y="2.143cm">
          <draw:image xlink:href="Pictures/200000010000386E000036435C865865.svg" xlink:type="simple" xlink:show="embed" xlink:actuate="onLoad">
            <text:p/>
          </draw:image>
        </draw:frame>
        <draw:frame draw:style-name="gr2" draw:text-style-name="P1" xml:id="id1" draw:id="id1" draw:layer="layout" svg:width="1.905cm" svg:height="0.762cm" svg:x="12.43cm" svg:y="5.064cm">
          <draw:image xlink:href="Pictures/20000001000011AC0000077190ADDC39.svg" xlink:type="simple" xlink:show="embed" xlink:actuate="onLoad">
            <text:p/>
          </draw:image>
        </draw:frame>
        <draw:frame draw:style-name="gr2" draw:text-style-name="P1" draw:layer="layout" svg:width="1.905cm" svg:height="0.762cm" svg:x="3.921cm" svg:y="7.985cm">
          <draw:image xlink:href="Pictures/20000001000011AC0000077190ADDC39.svg" xlink:type="simple" xlink:show="embed" xlink:actuate="onLoad">
            <text:p/>
          </draw:image>
        </draw:frame>
        <draw:frame draw:style-name="gr2" draw:text-style-name="P1" draw:layer="layout" svg:width="1.905cm" svg:height="0.762cm" svg:x="12.532cm" svg:y="7.981cm">
          <draw:image xlink:href="Pictures/20000001000011AC0000077190ADDC39.svg" xlink:type="simple" xlink:show="embed" xlink:actuate="onLoad">
            <text:p/>
          </draw:image>
        </draw:frame>
        <draw:frame draw:style-name="gr2" draw:text-style-name="P1" draw:layer="layout" svg:width="1.905cm" svg:height="0.762cm" svg:x="21.828cm" svg:y="7.985cm">
          <draw:image xlink:href="Pictures/20000001000011AC0000077190ADDC39.svg" xlink:type="simple" xlink:show="embed" xlink:actuate="onLoad">
            <text:p/>
          </draw:image>
        </draw:frame>
        <draw:frame draw:style-name="gr6" draw:text-style-name="P2" draw:layer="layout" svg:width="2.132cm" svg:height="1.199cm" svg:x="10.552cm" svg:y="4.937cm">
          <draw:text-box>
            <text:p><text:span text:style-name="T1">Load </text:span></text:p>
            <text:p><text:span text:style-name="T1">balancer</text:span></text:p>
          </draw:text-box>
        </draw:frame>
        <draw:frame draw:style-name="gr6" draw:text-style-name="P2" draw:layer="layout" svg:width="1.797cm" svg:height="0.725cm" svg:x="16.24cm" svg:y="2.214cm">
          <draw:text-box>
            <text:p><text:span text:style-name="T1">Clients</text:span></text:p>
          </draw:text-box>
        </draw:frame>
        <draw:g>
          <draw:line draw:style-name="gr7" draw:text-style-name="P1" draw:layer="layout" svg:x1="4.683cm" svg:y1="9.001cm" svg:x2="4.175cm" svg:y2="11.922cm">
            <text:p/>
          </draw:line>
          <draw:line draw:style-name="gr7" draw:text-style-name="P1" draw:layer="layout" svg:x1="4.683cm" svg:y1="9.001cm" svg:x2="3.032cm" svg:y2="13.573cm">
            <text:p/>
          </draw:line>
          <draw:line draw:style-name="gr7" draw:text-style-name="P1" draw:layer="layout" svg:x1="4.683cm" svg:y1="9.002cm" svg:x2="6.715cm" svg:y2="12.303cm">
            <text:p/>
          </draw:line>
        </draw:g>
        <draw:g>
          <draw:line draw:style-name="gr7" draw:text-style-name="P1" draw:layer="layout" svg:x1="13.319cm" svg:y1="9.001cm" svg:x2="12.811cm" svg:y2="11.922cm">
            <text:p/>
          </draw:line>
          <draw:line draw:style-name="gr7" draw:text-style-name="P1" draw:layer="layout" svg:x1="13.319cm" svg:y1="9.001cm" svg:x2="11.668cm" svg:y2="13.573cm">
            <text:p/>
          </draw:line>
          <draw:line draw:style-name="gr7" draw:text-style-name="P1" draw:layer="layout" svg:x1="13.319cm" svg:y1="9.002cm" svg:x2="15.351cm" svg:y2="12.303cm">
            <text:p/>
          </draw:line>
        </draw:g>
        <draw:g>
          <draw:line draw:style-name="gr7" draw:text-style-name="P1" draw:layer="layout" svg:x1="22.59cm" svg:y1="9.001cm" svg:x2="22.082cm" svg:y2="11.922cm">
            <text:p/>
          </draw:line>
          <draw:line draw:style-name="gr7" draw:text-style-name="P1" draw:layer="layout" svg:x1="22.59cm" svg:y1="9.001cm" svg:x2="20.939cm" svg:y2="13.573cm">
            <text:p/>
          </draw:line>
          <draw:line draw:style-name="gr7" draw:text-style-name="P1" draw:layer="layout" svg:x1="22.59cm" svg:y1="9.002cm" svg:x2="24.622cm" svg:y2="12.303cm">
            <text:p/>
          </draw:line>
        </draw:g>
        <draw:line draw:style-name="gr7" draw:text-style-name="P1" draw:layer="layout" svg:x1="13.446cm" svg:y1="5.826cm" svg:x2="21.828cm" svg:y2="8.239cm">
          <text:p/>
        </draw:line>
        <draw:connector draw:style-name="gr8" draw:text-style-name="P1" draw:layer="layout" svg:x1="13.382cm" svg:y1="5.064cm" svg:x2="11.604cm" svg:y2="3.667cm" draw:start-shape="id1" draw:start-glue-point="0" draw:end-shape="id2" svg:d="m13382 5064v-698h-1778v-699" svg:viewBox="0 0 1779 1398">
          <text:p/>
        </draw:connector>
        <draw:connector draw:style-name="gr8" draw:text-style-name="P1" draw:layer="layout" svg:x1="13.382cm" svg:y1="5.064cm" svg:x2="13.255cm" svg:y2="3.667cm" draw:start-shape="id1" draw:start-glue-point="0" draw:end-shape="id3" draw:end-glue-point="2" svg:d="m13382 5064v-698h-127v-699" svg:viewBox="0 0 128 1398">
          <text:p/>
        </draw:connector>
        <draw:connector draw:style-name="gr8" draw:text-style-name="P1" draw:layer="layout" svg:x1="13.382cm" svg:y1="5.064cm" svg:x2="15.16cm" svg:y2="3.667cm" draw:start-shape="id1" draw:start-glue-point="0" draw:end-shape="id4" draw:end-glue-point="2" svg:d="m13382 5064v-698h1778v-699" svg:viewBox="0 0 1779 1398">
          <text:p/>
        </draw:connector>
        <draw:frame draw:style-name="gr6" draw:text-style-name="P3" draw:layer="layout" svg:width="3.3cm" svg:height="0.878cm" svg:x="21.447cm" svg:y="6.969cm">
          <draw:text-box>
            <text:p><text:span text:style-name="T2">Active site</text:span></text:p>
          </draw:text-box>
        </draw:frame>
        <draw:frame draw:style-name="gr2" draw:text-style-name="P1" draw:layer="layout" svg:width="1.016cm" svg:height="1.27cm" svg:x="22.59cm" svg:y="15.859cm">
          <draw:image xlink:href="Pictures/2000000100002025000026F76F9479A4.svg" xlink:type="simple" xlink:show="embed" xlink:actuate="onLoad">
            <text:p/>
          </draw:image>
        </draw:frame>
        <draw:frame draw:style-name="gr2" draw:text-style-name="P1" draw:layer="layout" svg:width="1.016cm" svg:height="1.27cm" svg:x="4.302cm" svg:y="15.859cm">
          <draw:image xlink:href="Pictures/2000000100002025000026F76F9479A4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1T13:06:16</meta:creation-date>
    <dc:date>2013-05-21T15:28:30</dc:date>
    <meta:editing-duration>PT1H50M31S</meta:editing-duration>
    <meta:editing-cycles>15</meta:editing-cycles>
    <meta:generator>LibreOffice/3.6$Linux_X86_64 LibreOffice_project/360m1$Build-2</meta:generator>
    <meta:document-statistic meta:object-count="53"/>
  </office:meta>
</office:document-meta>
</file>